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big_righ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40.253" calcext:value-type="float">
            <text:p>-40.253</text:p>
          </table:table-cell>
          <table:table-cell office:value-type="float" office:value="-87.0678" calcext:value-type="float">
            <text:p>-87.0678</text:p>
          </table:table-cell>
          <table:table-cell office:value-type="float" office:value="-0.8268" calcext:value-type="float">
            <text:p>-0.8268</text:p>
          </table:table-cell>
        </table:table-row>
        <table:table-row table:style-name="ro1">
          <table:table-cell office:value-type="float" office:value="-40.732" calcext:value-type="float">
            <text:p>-40.732</text:p>
          </table:table-cell>
          <table:table-cell office:value-type="float" office:value="-87.8648" calcext:value-type="float">
            <text:p>-87.8648</text:p>
          </table:table-cell>
          <table:table-cell office:value-type="float" office:value="-0.9216" calcext:value-type="float">
            <text:p>-0.9216</text:p>
          </table:table-cell>
        </table:table-row>
        <table:table-row table:style-name="ro1">
          <table:table-cell office:value-type="float" office:value="-39.4888" calcext:value-type="float">
            <text:p>-39.4888</text:p>
          </table:table-cell>
          <table:table-cell office:value-type="float" office:value="-85.8762" calcext:value-type="float">
            <text:p>-85.8762</text:p>
          </table:table-cell>
          <table:table-cell office:value-type="float" office:value="-0.921" calcext:value-type="float">
            <text:p>-0.921</text:p>
          </table:table-cell>
        </table:table-row>
        <table:table-row table:style-name="ro1">
          <table:table-cell office:value-type="float" office:value="-40.0888" calcext:value-type="float">
            <text:p>-40.0888</text:p>
          </table:table-cell>
          <table:table-cell office:value-type="float" office:value="-86.84" calcext:value-type="float">
            <text:p>-86.84</text:p>
          </table:table-cell>
          <table:table-cell office:value-type="float" office:value="-0.7992" calcext:value-type="float">
            <text:p>-0.7992</text:p>
          </table:table-cell>
        </table:table-row>
        <table:table-row table:style-name="ro1">
          <table:table-cell office:value-type="float" office:value="-40.0442" calcext:value-type="float">
            <text:p>-40.0442</text:p>
          </table:table-cell>
          <table:table-cell office:value-type="float" office:value="-86.8548" calcext:value-type="float">
            <text:p>-86.8548</text:p>
          </table:table-cell>
          <table:table-cell office:value-type="float" office:value="-0.914" calcext:value-type="float">
            <text:p>-0.914</text:p>
          </table:table-cell>
        </table:table-row>
        <table:table-row table:style-name="ro1">
          <table:table-cell office:value-type="float" office:value="-40.1864" calcext:value-type="float">
            <text:p>-40.1864</text:p>
          </table:table-cell>
          <table:table-cell office:value-type="float" office:value="-86.9868" calcext:value-type="float">
            <text:p>-86.9868</text:p>
          </table:table-cell>
          <table:table-cell office:value-type="float" office:value="-0.928" calcext:value-type="float">
            <text:p>-0.928</text:p>
          </table:table-cell>
        </table:table-row>
        <table:table-row table:style-name="ro1">
          <table:table-cell office:value-type="float" office:value="-40.1566" calcext:value-type="float">
            <text:p>-40.1566</text:p>
          </table:table-cell>
          <table:table-cell office:value-type="float" office:value="-87.0454" calcext:value-type="float">
            <text:p>-87.0454</text:p>
          </table:table-cell>
          <table:table-cell office:value-type="float" office:value="-0.9264" calcext:value-type="float">
            <text:p>-0.9264</text:p>
          </table:table-cell>
        </table:table-row>
        <table:table-row table:style-name="ro1">
          <table:table-cell office:value-type="float" office:value="-40.704" calcext:value-type="float">
            <text:p>-40.704</text:p>
          </table:table-cell>
          <table:table-cell office:value-type="float" office:value="-87.8286" calcext:value-type="float">
            <text:p>-87.8286</text:p>
          </table:table-cell>
          <table:table-cell office:value-type="float" office:value="-0.8756" calcext:value-type="float">
            <text:p>-0.8756</text:p>
          </table:table-cell>
        </table:table-row>
        <table:table-row table:style-name="ro1">
          <table:table-cell office:value-type="float" office:value="-40.3084" calcext:value-type="float">
            <text:p>-40.3084</text:p>
          </table:table-cell>
          <table:table-cell office:value-type="float" office:value="-87.1918" calcext:value-type="float">
            <text:p>-87.1918</text:p>
          </table:table-cell>
          <table:table-cell office:value-type="float" office:value="-0.8252" calcext:value-type="float">
            <text:p>-0.8252</text:p>
          </table:table-cell>
        </table:table-row>
        <table:table-row table:style-name="ro1">
          <table:table-cell office:value-type="float" office:value="-39.5134" calcext:value-type="float">
            <text:p>-39.5134</text:p>
          </table:table-cell>
          <table:table-cell office:value-type="float" office:value="-85.9142" calcext:value-type="float">
            <text:p>-85.9142</text:p>
          </table:table-cell>
          <table:table-cell office:value-type="float" office:value="-0.9242" calcext:value-type="float">
            <text:p>-0.9242</text:p>
          </table:table-cell>
        </table:table-row>
        <table:table-row table:style-name="ro1">
          <table:table-cell office:value-type="float" office:value="-39.886" calcext:value-type="float">
            <text:p>-39.886</text:p>
          </table:table-cell>
          <table:table-cell office:value-type="float" office:value="-85.5902" calcext:value-type="float">
            <text:p>-85.5902</text:p>
          </table:table-cell>
          <table:table-cell office:value-type="float" office:value="-0.9228" calcext:value-type="float">
            <text:p>-0.9228</text:p>
          </table:table-cell>
        </table:table-row>
        <table:table-row table:style-name="ro1">
          <table:table-cell office:value-type="float" office:value="-40.2278" calcext:value-type="float">
            <text:p>-40.2278</text:p>
          </table:table-cell>
          <table:table-cell office:value-type="float" office:value="-87.0548" calcext:value-type="float">
            <text:p>-87.0548</text:p>
          </table:table-cell>
          <table:table-cell office:value-type="float" office:value="-0.807" calcext:value-type="float">
            <text:p>-0.807</text:p>
          </table:table-cell>
        </table:table-row>
        <table:table-row table:style-name="ro1">
          <table:table-cell office:value-type="float" office:value="-40.2808" calcext:value-type="float">
            <text:p>-40.2808</text:p>
          </table:table-cell>
          <table:table-cell office:value-type="float" office:value="-87.143" calcext:value-type="float">
            <text:p>-87.143</text:p>
          </table:table-cell>
          <table:table-cell office:value-type="float" office:value="-0.8152" calcext:value-type="float">
            <text:p>-0.8152</text:p>
          </table:table-cell>
        </table:table-row>
        <table:table-row table:style-name="ro1">
          <table:table-cell office:value-type="float" office:value="-40.9224" calcext:value-type="float">
            <text:p>-40.9224</text:p>
          </table:table-cell>
          <table:table-cell office:value-type="float" office:value="-88.1846" calcext:value-type="float">
            <text:p>-88.1846</text:p>
          </table:table-cell>
          <table:table-cell office:value-type="float" office:value="-0.911" calcext:value-type="float">
            <text:p>-0.911</text:p>
          </table:table-cell>
        </table:table-row>
        <table:table-row table:style-name="ro1">
          <table:table-cell office:value-type="float" office:value="-40.7982" calcext:value-type="float">
            <text:p>-40.7982</text:p>
          </table:table-cell>
          <table:table-cell office:value-type="float" office:value="-87.9794" calcext:value-type="float">
            <text:p>-87.9794</text:p>
          </table:table-cell>
          <table:table-cell office:value-type="float" office:value="-0.8834" calcext:value-type="float">
            <text:p>-0.8834</text:p>
          </table:table-cell>
        </table:table-row>
        <table:table-row table:style-name="ro1">
          <table:table-cell office:value-type="float" office:value="-40.9568" calcext:value-type="float">
            <text:p>-40.9568</text:p>
          </table:table-cell>
          <table:table-cell office:value-type="float" office:value="-88.24" calcext:value-type="float">
            <text:p>-88.24</text:p>
          </table:table-cell>
          <table:table-cell office:value-type="float" office:value="-0.9112" calcext:value-type="float">
            <text:p>-0.9112</text:p>
          </table:table-cell>
        </table:table-row>
        <table:table-row table:style-name="ro1">
          <table:table-cell office:value-type="float" office:value="-39.8" calcext:value-type="float">
            <text:p>-39.8</text:p>
          </table:table-cell>
          <table:table-cell office:value-type="float" office:value="-86.21" calcext:value-type="float">
            <text:p>-86.21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-40.399" calcext:value-type="float">
            <text:p>-40.399</text:p>
          </table:table-cell>
          <table:table-cell office:value-type="float" office:value="-87.3172" calcext:value-type="float">
            <text:p>-87.3172</text:p>
          </table:table-cell>
          <table:table-cell office:value-type="float" office:value="-0.8398" calcext:value-type="float">
            <text:p>-0.8398</text:p>
          </table:table-cell>
        </table:table-row>
        <table:table-row table:style-name="ro1">
          <table:table-cell office:value-type="float" office:value="-41.0312" calcext:value-type="float">
            <text:p>-41.0312</text:p>
          </table:table-cell>
          <table:table-cell office:value-type="float" office:value="-88.36" calcext:value-type="float">
            <text:p>-88.36</text:p>
          </table:table-cell>
          <table:table-cell office:value-type="float" office:value="-0.9208" calcext:value-type="float">
            <text:p>-0.9208</text:p>
          </table:table-cell>
        </table:table-row>
        <table:table-row table:style-name="ro1">
          <table:table-cell office:value-type="float" office:value="-40.2072" calcext:value-type="float">
            <text:p>-40.2072</text:p>
          </table:table-cell>
          <table:table-cell office:value-type="float" office:value="-87.029" calcext:value-type="float">
            <text:p>-87.029</text:p>
          </table:table-cell>
          <table:table-cell office:value-type="float" office:value="-0.8266" calcext:value-type="float">
            <text:p>-0.8266</text:p>
          </table:table-cell>
        </table:table-row>
        <calcext:conditional-formats>
          <calcext:conditional-format calcext:target-range-address="big_right.A2:big_righ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right.B2:big_righ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right.C2:big_righ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23:28:06.285528559</dc:date>
    <meta:editing-duration>PT6M50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